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098" officeooo:paragraph-rsid="000b8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gi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09:41:19.017000000</meta:creation-date>
    <dc:date>2025-04-05T09:42:55.238000000</dc:date>
    <meta:editing-duration>PT1M3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7"/>
    <meta:generator>LibreOffice/24.8.0.3$Windows_X86_64 LibreOffice_project/0bdf1299c94fe897b119f97f3c613e9dca6be583</meta:generator>
  </office:meta>
</office:document-meta>
</file>